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789cm" fo:break-before="auto" style:use-optimal-row-height="fals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2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/>
      <style:text-properties fo:hyphenate="true"/>
    </style:style>
    <style:style style:name="ce13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fo:hyphenate="true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fo:hyphenate="tru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ombres" table:style-name="ta1">
        <office:forms form:automatic-focus="false" form:apply-design-mode="false"/>
        <table:table-column table:style-name="co1" table:default-cell-style-name="ce12"/>
        <table:table-column table:style-name="co1" table:number-columns-repeated="998" table:default-cell-style-name="ce14"/>
        <table:table-row table:style-name="ro1">
          <table:table-cell table:style-name="ce11" office:value-type="string" calcext:value-type="string">
            <text:p>Ave</text:p>
          </table:table-cell>
          <table:table-cell table:style-name="ce13" office:value-type="string" calcext:value-type="string">
            <text:p>Tamaño</text:p>
          </table:table-cell>
          <table:table-cell table:style-name="ce13" office:value-type="string" calcext:value-type="string">
            <text:p>Pico forma</text:p>
          </table:table-cell>
          <table:table-cell table:style-name="ce11" office:value-type="string" calcext:value-type="string">
            <text:p>Pico grosor</text:p>
          </table:table-cell>
          <table:table-cell table:style-name="ce11" office:value-type="string" calcext:value-type="string">
            <text:p>Pico longitud</text:p>
          </table:table-cell>
          <table:table-cell table:style-name="ce13" office:value-type="string" calcext:value-type="string">
            <text:p>Comportamiento</text:p>
          </table:table-cell>
          <table:table-cell table:style-name="ce13" office:value-type="string" calcext:value-type="string">
            <text:p>Hábitat</text:p>
          </table:table-cell>
          <table:table-cell table:style-name="ce13" office:value-type="string" calcext:value-type="string">
            <text:p>Patas color</text:p>
          </table:table-cell>
          <table:table-cell table:style-name="ce13" office:value-type="string" calcext:value-type="string">
            <text:p>Pico color</text:p>
          </table:table-cell>
          <table:table-cell table:style-name="ce13" office:value-type="string" calcext:value-type="string">
            <text:p>Color</text:p>
          </table:table-cell>
          <table:table-cell table:style-name="ce13" office:value-type="string" calcext:value-type="string">
            <text:p>Ficha</text:p>
          </table:table-cell>
          <table:table-cell table:style-name="ce13" office:value-type="string" calcext:value-type="string">
            <text:p>Foto</text:p>
          </table:table-cell>
          <table:table-cell table:style-name="ce13" office:value-type="string" calcext:value-type="string">
            <text:p>Canto</text:p>
          </table:table-cell>
          <table:table-cell table:style-name="ce13" office:value-type="string" calcext:value-type="string">
            <text:p>UrlCant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bubilla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minando/ Picoteando en el suelo</text:p>
          </table:table-cell>
          <table:table-cell office:value-type="string" calcext:value-type="string">
            <text:p>Cultivos/ Herbazale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<text:s/>Marrón/ Negro/ Blanco</text:p>
          </table:table-cell>
          <table:table-cell table:number-columns-repeated="4" office:value-type="string" calcext:value-type="string">
            <text:p>Abubil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centor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</text:p>
          </table:table-cell>
          <table:table-cell office:value-type="string" calcext:value-type="string">
            <text:p>Arbustos/ Urbanos</text:p>
          </table:table-cell>
          <table:table-cell office:value-type="string" calcext:value-type="string">
            <text:p>Naranja/ 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Acentor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chadiza Ch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/ Bosque/Árbo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Amarillo/ Negro</text:p>
          </table:table-cell>
          <table:table-cell office:value-type="string" calcext:value-type="string">
            <text:p>Marrón/ Negro / Crema</text:p>
          </table:table-cell>
          <table:table-cell table:number-columns-repeated="4" office:value-type="string" calcext:value-type="string">
            <text:p>Agachadiza Chi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chadiza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/ Bosque/Árbo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Negro/ Marrón</text:p>
          </table:table-cell>
          <table:table-cell office:value-type="string" calcext:value-type="string">
            <text:p>Marrón/ Negro/ Blanco/ Crema</text:p>
          </table:table-cell>
          <table:table-cell table:number-columns-repeated="4" office:value-type="string" calcext:value-type="string">
            <text:p>Agachadiz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teador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Crem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Gris/ Negro/ Blanco</text:p>
          </table:table-cell>
          <table:table-cell table:number-columns-repeated="4" office:value-type="string" calcext:value-type="string">
            <text:p>Agateador Común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Águila Pescado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 /Cazando/Pescando/ Cerniéndose</text:p>
          </table:table-cell>
          <table:table-cell office:value-type="string" calcext:value-type="string">
            <text:p>Ribera/ Humedales/ Costa</text:p>
          </table:table-cell>
          <table:table-cell office:value-type="string" calcext:value-type="string">
            <text:p>Gris/ Verde/ 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Marrón</text:p>
          </table:table-cell>
          <table:table-cell table:number-columns-repeated="4" table:style-name="ce15" office:value-type="string" calcext:value-type="string">
            <text:p>Águila Pescador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Aguja Colipint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Costa/ Humedales</text:p>
          </table:table-cell>
          <table:table-cell office:value-type="string" calcext:value-type="string">
            <text:p>Negro/ Verde/ Marrón/ Gris</text:p>
          </table:table-cell>
          <table:table-cell office:value-type="string" calcext:value-type="string">
            <text:p>Negro/ Naranja/ Rosa</text:p>
          </table:table-cell>
          <table:table-cell office:value-type="string" calcext:value-type="string">
            <text:p>Gris/ Marrón/ Blanco</text:p>
          </table:table-cell>
          <table:table-cell table:number-columns-repeated="4" office:value-type="string" calcext:value-type="string">
            <text:p>Aguja Colipint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lcatraz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Cazando/Pescando</text:p>
          </table:table-cell>
          <table:table-cell office:value-type="string" calcext:value-type="string">
            <text:p>Costa/ Cortados/Acantilad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/ Azul</text:p>
          </table:table-cell>
          <table:table-cell office:value-type="string" calcext:value-type="string">
            <text:p>Blanco/ Negro/ Marrón</text:p>
          </table:table-cell>
          <table:table-cell table:number-columns-repeated="4" table:style-name="ce15" office:value-type="string" calcext:value-type="string">
            <text:p>Alcatraz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lcotá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Cultivos/ Herbazales/ 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Gris/ Naranja/ Blanco/ Marrón</text:p>
          </table:table-cell>
          <table:table-cell table:number-columns-repeated="4" office:value-type="string" calcext:value-type="string">
            <text:p>Alcotán</text:p>
          </table:table-cell>
          <table:table-cell table:number-columns-repeated="985"/>
        </table:table-row>
        <table:table-row table:style-name="ro5">
          <table:table-cell office:value-type="string" calcext:value-type="string">
            <text:p>Ánade Azulón Hembr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Buceando/Nadando/ En un bando o grup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Marrón/ Naranja</text:p>
          </table:table-cell>
          <table:table-cell office:value-type="string" calcext:value-type="string">
            <text:p>Marrón/ Blanco/ Azul</text:p>
          </table:table-cell>
          <table:table-cell table:number-columns-repeated="4" office:value-type="string" calcext:value-type="string">
            <text:p>Ánade Azulón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Ánade Azulón Mach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Buceando/Nadando/ En un bando o grup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Amarillo/ Naranja/ Verde</text:p>
          </table:table-cell>
          <table:table-cell office:value-type="string" calcext:value-type="string">
            <text:p>Gris/ Marrón/ Blanco/ Verde/ Azul</text:p>
          </table:table-cell>
          <table:table-cell table:number-columns-repeated="4" table:style-name="ce15" office:value-type="string" calcext:value-type="string">
            <text:p>Ánade Azuló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ndarríos Chic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Moviendo la cola</text:p>
          </table:table-cell>
          <table:table-cell office:value-type="string" calcext:value-type="string">
            <text:p>Ribera/ Humeda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Andarríos Chic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Archibebe Cla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Gris/ Blanco</text:p>
          </table:table-cell>
          <table:table-cell table:number-columns-repeated="4" table:style-name="ce15" office:value-type="string" calcext:value-type="string">
            <text:p>Archibebe Cla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rrendaj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/ Gris/ Azul/ Negro</text:p>
          </table:table-cell>
          <table:table-cell table:number-columns-repeated="4" office:value-type="string" calcext:value-type="string">
            <text:p>Arrendaj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vión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Azul</text:p>
          </table:table-cell>
          <table:table-cell table:number-columns-repeated="4" office:value-type="string" calcext:value-type="string">
            <text:p>Avión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vión Roque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4" table:style-name="ce15" office:value-type="string" calcext:value-type="string">
            <text:p>Avión Roquer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zor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Blanco</text:p>
          </table:table-cell>
          <table:table-cell table:number-columns-repeated="4" office:value-type="string" calcext:value-type="string">
            <text:p>Azor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Bisbit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</text:p>
          </table:table-cell>
          <table:table-cell office:value-type="string" calcext:value-type="string">
            <text:p>Herbazales/ Bosque/Árboles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Marrón/ Gris/ Blanco</text:p>
          </table:table-cell>
          <table:table-cell table:number-columns-repeated="4" table:style-name="ce15" office:value-type="string" calcext:value-type="string">
            <text:p>Bisbit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Buitró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Posado en un oteadero</text:p>
          </table:table-cell>
          <table:table-cell office:value-type="string" calcext:value-type="string">
            <text:p>Humedales/ Herbazale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Crema/ Blanco</text:p>
          </table:table-cell>
          <table:table-cell table:number-columns-repeated="4" office:value-type="string" calcext:value-type="string">
            <text:p>Buitró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machuelo Comú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Ribera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Negro/ Blanco/ Azul</text:p>
          </table:table-cell>
          <table:table-cell table:number-columns-repeated="4" office:value-type="string" calcext:value-type="string">
            <text:p>Camachuelo Común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amachuelo Comú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Ribera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Naranja/ Marrón/ Negro/ Blanco/ Azul</text:p>
          </table:table-cell>
          <table:table-cell table:number-columns-repeated="4" office:value-type="string" calcext:value-type="string">
            <text:p>Camachuelo Común Mach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arboner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marillo/ Blanco/ Negro/ Verde/ Azul</text:p>
          </table:table-cell>
          <table:table-cell table:number-columns-repeated="4" office:value-type="string" calcext:value-type="string">
            <text:p>Carboner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bonero Garrapinos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egro/ Blanco</text:p>
          </table:table-cell>
          <table:table-cell table:number-columns-repeated="4" office:value-type="string" calcext:value-type="string">
            <text:p>Carbonero Garrapino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ricerín Cejud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umedales/ Herbazales/ Cultivos</text:p>
          </table:table-cell>
          <table:table-cell office:value-type="string" calcext:value-type="string">
            <text:p>Amarillo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Crema/ Negro</text:p>
          </table:table-cell>
          <table:table-cell table:number-columns-repeated="4" office:value-type="string" calcext:value-type="string">
            <text:p>Carricerín Cejud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ernícalo Vulgar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Cerniéndose</text:p>
          </table:table-cell>
          <table:table-cell office:value-type="string" calcext:value-type="string">
            <text:p>Costa/ Urbanos/ Cultivos/ Herbaza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Naranja/ Gris/ Negro/ Crema</text:p>
          </table:table-cell>
          <table:table-cell table:number-columns-repeated="4" office:value-type="string" calcext:value-type="string">
            <text:p>Cernícalo Vulgar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arrán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/ Cazando/Pescando/ Volando/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jo/ 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arrán Comú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arrán Patineg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Planeando/ Cazando/Pescando/ 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arrán Patineg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ochí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/ Arbustos/ Rivera</text:p>
          </table:table-cell>
          <table:table-cell table:number-columns-repeated="3" office:value-type="string" calcext:value-type="string">
            <text:p>Marrón</text:p>
          </table:table-cell>
          <table:table-cell table:number-columns-repeated="4" office:value-type="string" calcext:value-type="string">
            <text:p>Chochí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orlitejo Grande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aranja/ Negro</text:p>
          </table:table-cell>
          <table:table-cell office:value-type="string" calcext:value-type="string">
            <text:p>Marrón/ Blanco/ Negro</text:p>
          </table:table-cell>
          <table:table-cell table:number-columns-repeated="4" office:value-type="string" calcext:value-type="string">
            <text:p>Chorlitejo Grande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orlitejo Pati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Blanco/ Negro</text:p>
          </table:table-cell>
          <table:table-cell table:number-columns-repeated="4" office:value-type="string" calcext:value-type="string">
            <text:p>Chorlitejo Patinegr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horlito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egro/ Blanco</text:p>
          </table:table-cell>
          <table:table-cell table:number-columns-repeated="4" office:value-type="string" calcext:value-type="string">
            <text:p>Chorlito Gri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otacabras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Cerniéndose</text:p>
          </table:table-cell>
          <table:table-cell office:value-type="string" calcext:value-type="string">
            <text:p>Cultivos/ Herbazale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Crema/ Blanco</text:p>
          </table:table-cell>
          <table:table-cell table:number-columns-repeated="4" office:value-type="string" calcext:value-type="string">
            <text:p>Chotacabras Gris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igüeña Blanc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Planeando/ En un bando o grupo</text:p>
          </table:table-cell>
          <table:table-cell office:value-type="string" calcext:value-type="string">
            <text:p>Herbazales/ Ribera/ Cultivos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Cigüeña Blan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lirrojo Tizó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Moviendo la cola rápidamente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Gris/ Naranja/ Blanco</text:p>
          </table:table-cell>
          <table:table-cell table:number-columns-repeated="4" table:style-name="ce15" office:value-type="string" calcext:value-type="string">
            <text:p>Colirrojo Tizó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morán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Buceando/Nadando/ Volando/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/ Blanco</text:p>
          </table:table-cell>
          <table:table-cell table:number-columns-repeated="4" office:value-type="string" calcext:value-type="string">
            <text:p>Cormorán Grande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morán Moñud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<text:s/>Buceando/Nadando/ Volando/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Cormorán Moñud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orneja Negr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Cultivos/ Bosque/Árboles</text:p>
          </table:table-cell>
          <table:table-cell table:number-columns-repeated="3"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Corneja Negr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orrelimos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Marrón/ Negro/ Blanco</text:p>
          </table:table-cell>
          <table:table-cell table:number-columns-repeated="4" office:value-type="string" calcext:value-type="string">
            <text:p>Correlimos Comú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relimos Tridáctil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/ Humeda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Marrón</text:p>
          </table:table-cell>
          <table:table-cell table:number-columns-repeated="4" office:value-type="string" calcext:value-type="string">
            <text:p>Correlimos Tridácti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ríal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Gris / Marrón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Gris/ Marrón/ Crema/ Blanco</text:p>
          </table:table-cell>
          <table:table-cell table:number-columns-repeated="4" office:value-type="string" calcext:value-type="string">
            <text:p>Críal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c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Rojo/ Blanco</text:p>
          </table:table-cell>
          <table:table-cell table:number-columns-repeated="4" office:value-type="string" calcext:value-type="string">
            <text:p>Cuc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urruca Cabecinegra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 o grup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</text:p>
          </table:table-cell>
          <table:table-cell table:number-columns-repeated="4" office:value-type="string" calcext:value-type="string">
            <text:p>Curruca Cabecinegra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urruca Cabecinegra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 o grup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/ Negro</text:p>
          </table:table-cell>
          <table:table-cell table:number-columns-repeated="4" office:value-type="string" calcext:value-type="string">
            <text:p>Curruca Cabecinegra Mach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urruca Capirotada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 o grupo</text:p>
          </table:table-cell>
          <table:table-cell office:value-type="string" calcext:value-type="string">
            <text:p>Arbustos/ 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</text:p>
          </table:table-cell>
          <table:table-cell table:number-columns-repeated="4" office:value-type="string" calcext:value-type="string">
            <text:p>Curruca Capirotada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urruca Capirotada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 o grupo</text:p>
          </table:table-cell>
          <table:table-cell office:value-type="string" calcext:value-type="string">
            <text:p>Arbustos/ 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Negro</text:p>
          </table:table-cell>
          <table:table-cell table:number-columns-repeated="4" office:value-type="string" calcext:value-type="string">
            <text:p>Curruca Capirotada Mach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Mosquit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Curruca Mosquite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Rabilarga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Rojo/ Marrón</text:p>
          </table:table-cell>
          <table:table-cell table:number-columns-repeated="4" office:value-type="string" calcext:value-type="string">
            <text:p>Curruca Rabilarg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Zarc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Gris/ Blanco</text:p>
          </table:table-cell>
          <table:table-cell table:number-columns-repeated="4" office:value-type="string" calcext:value-type="string">
            <text:p>Curruca Zarcer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Cerill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Marrón/ Naranja</text:p>
          </table:table-cell>
          <table:table-cell table:number-columns-repeated="4" office:value-type="string" calcext:value-type="string">
            <text:p>Escribano Cer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cribano Montesin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</text:p>
          </table:table-cell>
          <table:table-cell office:value-type="string" calcext:value-type="string">
            <text:p>Cortados/Acantilad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Naranja/ Gris/ Negro/ Marrón</text:p>
          </table:table-cell>
          <table:table-cell table:number-columns-repeated="4" office:value-type="string" calcext:value-type="string">
            <text:p>Escribano Montesin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cribano Palustre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/ Marrón</text:p>
          </table:table-cell>
          <table:table-cell office:value-type="string" calcext:value-type="string">
            <text:p>Marrón/ Gris/ Negro/ Blanco</text:p>
          </table:table-cell>
          <table:table-cell table:number-columns-repeated="4" office:value-type="string" calcext:value-type="string">
            <text:p>Escribano Palustre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cribano Soteñ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Marrón/ Negro</text:p>
          </table:table-cell>
          <table:table-cell table:number-columns-repeated="4" office:value-type="string" calcext:value-type="string">
            <text:p>Escribano Soteñ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pátu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Cazando/Pescando</text:p>
          </table:table-cell>
          <table:table-cell office:value-type="string" calcext:value-type="string">
            <text:p>Humeda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Espátu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tornino 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Herbazales/ Cultivos/ Ribera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Estornino 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tornino Pint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Herbazales/ Cultivos/ Ribera</text:p>
          </table:table-cell>
          <table:table-cell office:value-type="string" calcext:value-type="string">
            <text:p>Rosa/ Rojo</text:p>
          </table:table-cell>
          <table:table-cell office:value-type="string" calcext:value-type="string">
            <text:p>Negro/ Marrón/ Amarillo</text:p>
          </table:table-cell>
          <table:table-cell office:value-type="string" calcext:value-type="string">
            <text:p>Negro/ Blanco</text:p>
          </table:table-cell>
          <table:table-cell table:number-columns-repeated="4" office:value-type="string" calcext:value-type="string">
            <text:p>Estornino Pint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aisán Vulgar Hemb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Cultivos/ Herbazales/ Arbustos</text:p>
          </table:table-cell>
          <table:table-cell office:value-type="string" calcext:value-type="string">
            <text:p>Gris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Crema/ Negro</text:p>
          </table:table-cell>
          <table:table-cell table:number-columns-repeated="4" office:value-type="string" calcext:value-type="string">
            <text:p>Faisán Vulgar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Faisán Vulgar Mach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Cultivos/ Herbazales/ Arbustos</text:p>
          </table:table-cell>
          <table:table-cell office:value-type="string" calcext:value-type="string">
            <text:p>Gris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Rojo/ Naranja/ Verde/ Blanco/ Marrón</text:p>
          </table:table-cell>
          <table:table-cell table:number-columns-repeated="4" office:value-type="string" calcext:value-type="string">
            <text:p>Faisán Vulgar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och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Nad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Verde/ Negro/ Amarill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/ Gris</text:p>
          </table:table-cell>
          <table:table-cell table:number-columns-repeated="4" office:value-type="string" calcext:value-type="string">
            <text:p>Foch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Fumare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Ribera/ Cost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/ Gris/ Blanco</text:p>
          </table:table-cell>
          <table:table-cell table:number-columns-repeated="4" office:value-type="string" calcext:value-type="string">
            <text:p>Fumarel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cet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Pescando/ Caminando</text:p>
          </table:table-cell>
          <table:table-cell office:value-type="string" calcext:value-type="string">
            <text:p>Humedales/ Cultivos/ Ribera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4" table:style-name="ce15" office:value-type="string" calcext:value-type="string">
            <text:p>Garcet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arceta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Garceta Grande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cilla Bueyer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Pescando</text:p>
          </table:table-cell>
          <table:table-cell office:value-type="string" calcext:value-type="string">
            <text:p>Humedales/ Herbazales/ Ribera</text:p>
          </table:table-cell>
          <table:table-cell office:value-type="string" calcext:value-type="string">
            <text:p>Gris/ Marrón/ Verde/ Roj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Garcilla Bueye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za Real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Cazando/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/Naranja</text:p>
          </table:table-cell>
          <table:table-cell office:value-type="string" calcext:value-type="string">
            <text:p>Gris/ Blanco/ Negro</text:p>
          </table:table-cell>
          <table:table-cell table:number-columns-repeated="4" table:style-name="ce15" office:value-type="string" calcext:value-type="string">
            <text:p>Garza Real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vilá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Naranja/ Blanco</text:p>
          </table:table-cell>
          <table:table-cell table:number-columns-repeated="4" office:value-type="string" calcext:value-type="string">
            <text:p>Gavilá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Argénte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/Gris</text:p>
          </table:table-cell>
          <table:table-cell table:number-columns-repeated="4" office:value-type="string" calcext:value-type="string">
            <text:p>Gaviota Argénte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Patiamaril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Planeand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Amarillo</text:p>
          </table:table-cell>
          <table:table-cell office:value-type="string" calcext:value-type="string">
            <text:p>Blanco/Gris</text:p>
          </table:table-cell>
          <table:table-cell table:number-columns-repeated="4" office:value-type="string" calcext:value-type="string">
            <text:p>Gaviota Patiamaril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Reidor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jo/ Negro</text:p>
          </table:table-cell>
          <table:table-cell office:value-type="string" calcext:value-type="string">
            <text:p>Blanco/ Gris/ Negro</text:p>
          </table:table-cell>
          <table:table-cell table:number-columns-repeated="4" table:style-name="ce15" office:value-type="string" calcext:value-type="string">
            <text:p>Gaviota Reido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Sombrí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Amarill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Gaviota Sombrí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londrin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Urbanos/ Cortados/Acantilados/ Llanura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/ Rojo/ Crema</text:p>
          </table:table-cell>
          <table:table-cell table:number-columns-repeated="4" office:value-type="string" calcext:value-type="string">
            <text:p>Golondrin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londrina Daúric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Cortados/Acantilad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/ Naranja</text:p>
          </table:table-cell>
          <table:table-cell table:number-columns-repeated="4" office:value-type="string" calcext:value-type="string">
            <text:p>Golondrina Daúri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rrión Comú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En un bando o grupo/ Con otras aves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Gris/ Blanco</text:p>
          </table:table-cell>
          <table:table-cell table:number-columns-repeated="4" office:value-type="string" calcext:value-type="string">
            <text:p>Gorrión Común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rrión Comú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En un bando o grupo/ Con otras aves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Marrón/ Gris/ Negro/ Blanco</text:p>
          </table:table-cell>
          <table:table-cell table:number-columns-repeated="4" table:style-name="ce15" office:value-type="string" calcext:value-type="string">
            <text:p>Gorrión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orrión Moline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Herbazale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/ Negro/ Blanco</text:p>
          </table:table-cell>
          <table:table-cell table:number-columns-repeated="4" office:value-type="string" calcext:value-type="string">
            <text:p>Gorrión Moline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alcón Abejer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/ Negro</text:p>
          </table:table-cell>
          <table:table-cell table:number-columns-repeated="4" office:value-type="string" calcext:value-type="string">
            <text:p>Halcón Abejero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Halc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Costa/ Urbanos/ Cultivos/ Herbazales/ Cortados/Acantilad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Gris/ Blanco/ Negro</text:p>
          </table:table-cell>
          <table:table-cell table:number-columns-repeated="4" office:value-type="string" calcext:value-type="string">
            <text:p>Halcó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errerillo Capuchin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<text:s/>Cost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/ Negro/ Crema</text:p>
          </table:table-cell>
          <table:table-cell table:number-columns-repeated="4" office:value-type="string" calcext:value-type="string">
            <text:p>Herrerillo Capuchin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errerill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zul/ Amarillo/ Negro/ Blanco</text:p>
          </table:table-cell>
          <table:table-cell table:number-columns-repeated="4" office:value-type="string" calcext:value-type="string">
            <text:p>Herreril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Jilguer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Rosa/ Marrón/ Gri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/ Amarillo/ Marrón/ Blanco/ Rojo</text:p>
          </table:table-cell>
          <table:table-cell table:number-columns-repeated="4" office:value-type="string" calcext:value-type="string">
            <text:p>Jilguer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Lavandera Blanca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/ Picoteando en el suelo</text:p>
          </table:table-cell>
          <table:table-cell office:value-type="string" calcext:value-type="string">
            <text:p>Cultiv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Lavandera Blanc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avandera Boyera Ibér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</text:p>
          </table:table-cell>
          <table:table-cell office:value-type="string" calcext:value-type="string">
            <text:p>Herbazales/ Ribera/ Cultiv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Amarillo/ Verde/ Gris/ Negro/ Blanco</text:p>
          </table:table-cell>
          <table:table-cell table:number-columns-repeated="4" office:value-type="string" calcext:value-type="string">
            <text:p>Lavandera Boyera Ibéri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avandera Cascadeñ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/ Cazando/Pesc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Amarillo/ Negro/ Blanco</text:p>
          </table:table-cell>
          <table:table-cell table:number-columns-repeated="4" office:value-type="string" calcext:value-type="string">
            <text:p>Lavandera Cascadeñ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echuz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Posado en un oteader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Blanco/ Marrón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Blanco/ Marrón/ Gris</text:p>
          </table:table-cell>
          <table:table-cell table:number-columns-repeated="4" office:value-type="string" calcext:value-type="string">
            <text:p>Lechuz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úgan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Verde/ Amarillo/ Blanco/ Negro</text:p>
          </table:table-cell>
          <table:table-cell table:number-columns-repeated="4" office:value-type="string" calcext:value-type="string">
            <text:p>Lúgano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Martín Pescad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Planeando/ Cazando/Pesc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Azul/ Verde/ Blanco</text:p>
          </table:table-cell>
          <table:table-cell table:number-columns-repeated="4" office:value-type="string" calcext:value-type="string">
            <text:p>Martín Pescad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Milano Negr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Ribera/ 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Milano 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Mirlo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Saltando/ Volando/Planeando</text:p>
          </table:table-cell>
          <table:table-cell office:value-type="string" calcext:value-type="string">
            <text:p>Arbustos/ Bosques/Árboles/ Cultiv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Mir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it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Blanco/ Rosa/ Gris</text:p>
          </table:table-cell>
          <table:table-cell table:number-columns-repeated="4" office:value-type="string" calcext:value-type="string">
            <text:p>Mit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chuelo Comú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Urbanos/ Cultivo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Mochue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rito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Pescando</text:p>
          </table:table-cell>
          <table:table-cell office:value-type="string" calcext:value-type="string">
            <text:p>Humedales/ Herbazales/ Ribera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Morit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squiter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Bosque/árboles/ Arbustos</text:p>
          </table:table-cell>
          <table:table-cell table:number-columns-repeated="2" office:value-type="string" calcext:value-type="string">
            <text:p>Marrón/ 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Mosquitero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Negr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nad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/ Marrón</text:p>
          </table:table-cell>
          <table:table-cell table:number-columns-repeated="4" office:value-type="string" calcext:value-type="string">
            <text:p>Negró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Ostrero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Rojo/ Naranja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Ostrer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aloma Torcaz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sa/ Amarillo</text:p>
          </table:table-cell>
          <table:table-cell office:value-type="string" calcext:value-type="string">
            <text:p>Gris/ Blanco/ Rosa</text:p>
          </table:table-cell>
          <table:table-cell table:number-columns-repeated="4" table:style-name="ce15" office:value-type="string" calcext:value-type="string">
            <text:p>Paloma Torcaz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apamoscas Cerroj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Moviendo la cola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Marrón/ Blanco/ Negro/ Gris</text:p>
          </table:table-cell>
          <table:table-cell table:number-columns-repeated="4" table:style-name="ce15" office:value-type="string" calcext:value-type="string">
            <text:p>Papamoscas Cerroj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ardill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Llanuras / Costa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Rojo/ Gris/ Blanco</text:p>
          </table:table-cell>
          <table:table-cell table:number-columns-repeated="4" table:style-name="ce15" office:value-type="string" calcext:value-type="string">
            <text:p>Pardill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erdiz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Llanuras/ Arbustos/ Cultivos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Gris/ Marrón/ Naranja/ Blanco/ Negro</text:p>
          </table:table-cell>
          <table:table-cell table:number-columns-repeated="4" office:value-type="string" calcext:value-type="string">
            <text:p>Perdiz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etirroj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Bosques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Marrón/ Gris</text:p>
          </table:table-cell>
          <table:table-cell table:number-columns-repeated="4" office:value-type="string" calcext:value-type="string">
            <text:p>Petirroj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co de Coral</text:p>
          </table:table-cell>
          <table:table-cell table:style-name="ce5"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/ Arbust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Marrón/ Rojo/ Gris</text:p>
          </table:table-cell>
          <table:table-cell table:number-columns-repeated="4" table:style-name="ce15" office:value-type="string" calcext:value-type="string">
            <text:p>Pico de Cor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Men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Pico Men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Picapinos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Pico Picapino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Real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aranja/ Blanco/ Marrón/ Negro</text:p>
          </table:table-cell>
          <table:table-cell table:number-columns-repeated="4" office:value-type="string" calcext:value-type="string">
            <text:p>Pinzón Real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Vulgar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Blanco/ Negro</text:p>
          </table:table-cell>
          <table:table-cell table:number-columns-repeated="4" office:value-type="string" calcext:value-type="string">
            <text:p>Pinzón Vulgar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inzón Vulgar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Rosa/ Blanco/ Azul/ Negro</text:p>
          </table:table-cell>
          <table:table-cell table:number-columns-repeated="4" office:value-type="string" calcext:value-type="string">
            <text:p>Pinzón Vulgar Mach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ito Real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Gris/ Amarill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Verde/ Amarillo/ Rojo/ Blanco/ Gris/ Negro</text:p>
          </table:table-cell>
          <table:table-cell table:number-columns-repeated="4" office:value-type="string" calcext:value-type="string">
            <text:p>Pito Real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olla de Agu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Caminando/ Cazando/Pescando</text:p>
          </table:table-cell>
          <table:table-cell office:value-type="string" calcext:value-type="string">
            <text:p>Ribera/ Humeda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Rojo/ Amarillo</text:p>
          </table:table-cell>
          <table:table-cell office:value-type="string" calcext:value-type="string">
            <text:p>Negro/ Blanco</text:p>
          </table:table-cell>
          <table:table-cell table:number-columns-repeated="4" office:value-type="string" calcext:value-type="string">
            <text:p>Polla de Agu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Ratonero Común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</text:p>
          </table:table-cell>
          <table:table-cell table:number-columns-repeated="4" table:style-name="ce15" office:value-type="string" calcext:value-type="string">
            <text:p>Ratoner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Reyezuelo Listad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Arbustos/ Bosques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Blanco/ Negro/ Naranja/ Amarillo</text:p>
          </table:table-cell>
          <table:table-cell table:number-columns-repeated="4" office:value-type="string" calcext:value-type="string">
            <text:p>Reyezuelo Listad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Reyezuelo Senc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Bosque/árboles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Blanco/ Negro/ Amarillo/ Naranja/ Gris</text:p>
          </table:table-cell>
          <table:table-cell table:number-columns-repeated="4" office:value-type="string" calcext:value-type="string">
            <text:p>Reyezuelo Senc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arabilla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erbaz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<text:span text:style-name="T1">Negro</text:span>/Naranja/ Blanco</text:p>
          </table:table-cell>
          <table:table-cell table:number-columns-repeated="4" table:style-name="ce15" office:value-type="string" calcext:value-type="string">
            <text:p>Tarabill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órtola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/ Bosque/Árbo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sa/ Gris/ Naranja/ Negro/ Blanco</text:p>
          </table:table-cell>
          <table:table-cell table:number-columns-repeated="4" table:style-name="ce15" office:value-type="string" calcext:value-type="string">
            <text:p>Tórtol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órtola Turc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Crema/ Gris/ Blanco/ Negro</text:p>
          </table:table-cell>
          <table:table-cell table:number-columns-repeated="4" table:style-name="ce15" office:value-type="string" calcext:value-type="string">
            <text:p>Tórtola Tur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Urrac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Urra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Vencej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/ Gris</text:p>
          </table:table-cell>
          <table:table-cell table:number-columns-repeated="4" office:value-type="string" calcext:value-type="string">
            <text:p>Vencejo Común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Verdec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/ Con otras aves</text:p>
          </table:table-cell>
          <table:table-cell office:value-type="string" calcext:value-type="string">
            <text:p>Urbano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Verde</text:p>
          </table:table-cell>
          <table:table-cell table:number-columns-repeated="4" office:value-type="string" calcext:value-type="string">
            <text:p>Verdec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Verderó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Verde/ Gris/ Amarillo</text:p>
          </table:table-cell>
          <table:table-cell table:number-columns-repeated="4" table:style-name="ce15" office:value-type="string" calcext:value-type="string">
            <text:p>Verderó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Vuelvepiedras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Naranja</text:p>
          </table:table-cell>
          <table:table-cell table:number-columns-repeated="4" table:style-name="ce15" office:value-type="string" calcext:value-type="string">
            <text:p>Vuelvepiedras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Zarapito Trinador 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office:value-type="string" calcext:value-type="string">
            <text:p>Azul/ Marrón/ 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table:style-name="ce15" office:value-type="string" calcext:value-type="string">
            <text:p>Zarapito Trinador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Zarcer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/ Cazando/Pescando</text:p>
          </table:table-cell>
          <table:table-cell office:value-type="string" calcext:value-type="string">
            <text:p>Cultivos/ Ribera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Amarillo</text:p>
          </table:table-cell>
          <table:table-cell office:value-type="string" calcext:value-type="string">
            <text:p>Verde/ Marrón/ Amarillo</text:p>
          </table:table-cell>
          <table:table-cell table:number-columns-repeated="4" office:value-type="string" calcext:value-type="string">
            <text:p>Zarcer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Zorza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Picoteando en el suelo/ Posado en un oteadero</text:p>
          </table:table-cell>
          <table:table-cell office:value-type="string" calcext:value-type="string">
            <text:p>Urbanos/ Arbust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Blanco/ Crema</text:p>
          </table:table-cell>
          <table:table-cell table:number-columns-repeated="4" office:value-type="string" calcext:value-type="string">
            <text:p>Zorzal Común</text:p>
          </table:table-cell>
          <table:table-cell table:number-columns-repeated="985"/>
        </table:table-row>
        <table:table-row table:style-name="ro7" table:number-rows-repeated="1048455">
          <table:table-cell table:number-columns-repeated="999"/>
        </table:table-row>
        <table:table-row table:style-name="ro7">
          <table:table-cell table:number-columns-repeated="999"/>
        </table:table-row>
      </table:table>
      <table:named-expressions/>
      <table:database-ranges>
        <table:database-range table:name="__Anonymous_Sheet_DB__0" table:target-range-address="Nombres.A2:Nombres.AMJ12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5">00/00/0000</text:date>, <text:time style:data-style-name="N2" text:time-value="20:42:37.82737274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1T09:55:56.168101661</meta:creation-date>
    <dc:date>2023-06-05T20:43:11.968689782</dc:date>
    <meta:editing-duration>P1DT18H15M44S</meta:editing-duration>
    <meta:editing-cycles>354</meta:editing-cycles>
    <meta:generator>LibreOffice/6.4.7.2$Linux_X86_64 LibreOffice_project/40$Build-2</meta:generator>
    <meta:document-statistic meta:table-count="1" meta:cell-count="1680" meta:object-count="0"/>
  </office:meta>
</office:document-meta>
</file>